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13" style:display-name="2._Installatie_uitvoeren.13" style:family="table-row">
      <style:table-row-properties style:min-row-height="0.434cm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19" style:display-name="2._Installatie_uitvoeren.19" style:family="table-row">
      <style:table-row-properties style:min-row-height="0.333cm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fe5ee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9" style:family="paragraph" style:parent-style-name="Standard">
      <style:text-properties officeooo:paragraph-rsid="10f446f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3" style:family="paragraph" style:parent-style-name="Standard">
      <style:paragraph-properties fo:text-align="center" style:justify-single-word="false"/>
      <style:text-properties officeooo:paragraph-rsid="0c8b5238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10d3b7a8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9" style:family="paragraph" style:parent-style-name="Standard">
      <style:text-properties officeooo:paragraph-rsid="1112d7d0"/>
    </style:style>
    <style:style style:name="P30" style:family="paragraph" style:parent-style-name="Standard">
      <style:text-properties officeooo:paragraph-rsid="1032d175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officeooo:paragraph-rsid="0e8aa5aa"/>
    </style:style>
    <style:style style:name="P34" style:family="paragraph" style:parent-style-name="Standard">
      <style:text-properties officeooo:paragraph-rsid="10d55cfb"/>
    </style:style>
    <style:style style:name="P35" style:family="paragraph" style:parent-style-name="Standard">
      <style:text-properties officeooo:paragraph-rsid="106fd28d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officeooo:paragraph-rsid="10faee61" fo:background-color="transparent"/>
    </style:style>
    <style:style style:name="P41" style:family="paragraph" style:parent-style-name="Footnote">
      <style:text-properties style:font-name="Liberation Sans" fo:language="en" fo:country="GB" officeooo:paragraph-rsid="10657a97"/>
    </style:style>
    <style:style style:name="P42" style:family="paragraph" style:parent-style-name="Footnote">
      <style:text-properties officeooo:paragraph-rsid="111b7211"/>
    </style:style>
    <style:style style:name="P43" style:family="paragraph" style:parent-style-name="Footnote">
      <style:paragraph-properties fo:text-indent="0cm" style:auto-text-indent="false"/>
      <style:text-properties officeooo:paragraph-rsid="111f33e5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6" style:family="paragraph" style:parent-style-name="Standard">
      <style:paragraph-properties fo:text-align="center" style:justify-single-word="false"/>
      <style:text-properties officeooo:paragraph-rsid="0eb4913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8" style:family="paragraph" style:parent-style-name="Standard">
      <style:text-properties officeooo:paragraph-rsid="0fc8b815"/>
    </style:style>
    <style:style style:name="P49" style:family="paragraph" style:parent-style-name="Standard">
      <style:text-properties fo:language="en" fo:country="GB" officeooo:rsid="103c421a" officeooo:paragraph-rsid="103c421a"/>
    </style:style>
    <style:style style:name="P50" style:family="paragraph" style:parent-style-name="Standard">
      <style:text-properties fo:language="en" fo:country="GB" officeooo:rsid="103cd3c9" officeooo:paragraph-rsid="10e76724"/>
    </style:style>
    <style:style style:name="P51" style:family="paragraph" style:parent-style-name="Standard">
      <style:text-properties fo:language="en" fo:country="GB" officeooo:rsid="103d9705" officeooo:paragraph-rsid="10e76724"/>
    </style:style>
    <style:style style:name="P52" style:family="paragraph" style:parent-style-name="Standard">
      <style:text-properties fo:language="en" fo:country="GB" officeooo:paragraph-rsid="0fc8b815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text-properties officeooo:paragraph-rsid="103a8b8d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56" style:family="paragraph" style:parent-style-name="Standard">
      <style:text-properties officeooo:paragraph-rsid="10e76724"/>
    </style:style>
    <style:style style:name="P57" style:family="paragraph" style:parent-style-name="Standard">
      <style:text-properties fo:language="en" fo:country="GB" officeooo:paragraph-rsid="10414f85"/>
    </style:style>
    <style:style style:name="P58" style:family="paragraph" style:parent-style-name="Standard">
      <style:paragraph-properties fo:text-align="center" style:justify-single-word="false"/>
      <style:text-properties officeooo:paragraph-rsid="10460ef1"/>
    </style:style>
    <style:style style:name="P59" style:family="paragraph" style:parent-style-name="Standard">
      <style:text-properties fo:language="en" fo:country="GB" officeooo:rsid="10460ef1" officeooo:paragraph-rsid="10460ef1"/>
    </style:style>
    <style:style style:name="P60" style:family="paragraph" style:parent-style-name="Standard">
      <style:text-properties officeooo:rsid="104324ed" officeooo:paragraph-rsid="10e76724"/>
    </style:style>
    <style:style style:name="P61" style:family="paragraph" style:parent-style-name="Standard">
      <style:text-properties officeooo:paragraph-rsid="10ff453c"/>
    </style:style>
    <style:style style:name="P62" style:family="paragraph" style:parent-style-name="Standard">
      <style:text-properties officeooo:rsid="104ba919" officeooo:paragraph-rsid="10e76724"/>
    </style:style>
    <style:style style:name="P63" style:family="paragraph" style:parent-style-name="Standard">
      <style:text-properties officeooo:rsid="104d5027" officeooo:paragraph-rsid="10e76724"/>
    </style:style>
    <style:style style:name="P64" style:family="paragraph" style:parent-style-name="Standard">
      <style:text-properties officeooo:paragraph-rsid="0b0ddd8e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6" style:family="paragraph" style:parent-style-name="Standard">
      <style:text-properties officeooo:paragraph-rsid="04f68805"/>
    </style:style>
    <style:style style:name="P6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ed3433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4" style:family="paragraph" style:parent-style-name="Standard">
      <style:text-properties officeooo:paragraph-rsid="10db5b0b"/>
    </style:style>
    <style:style style:name="P7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8" style:family="paragraph" style:parent-style-name="Standard">
      <style:paragraph-properties fo:text-align="center" style:justify-single-word="false"/>
      <style:text-properties officeooo:paragraph-rsid="0e38fc62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0cc79a2d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7" style:family="paragraph" style:parent-style-name="Standard">
      <style:text-properties officeooo:paragraph-rsid="0a0f8417"/>
    </style:style>
    <style:style style:name="P88" style:family="paragraph" style:parent-style-name="Standard">
      <style:text-properties officeooo:paragraph-rsid="10de8c2b"/>
    </style:style>
    <style:style style:name="P8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family-asian="OpenSymbol" style:font-charset-asian="x-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officeooo:rsid="1061b5b8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112d7d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style:font-name="Liberation Sans" fo:font-size="12pt" fo:language="en" fo:country="GB"/>
    </style:style>
    <style:style style:name="T7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a1fc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50d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573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1457339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70ce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470ce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f33e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11f33e5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officeooo:rsid="10e76724"/>
    </style:style>
    <style:style style:name="T136" style:family="text">
      <style:text-properties officeooo:rsid="103c421a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officeooo:rsid="106d22f6"/>
    </style:style>
    <style:style style:name="T150" style:family="text">
      <style:text-properties officeooo:rsid="1069ed98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language="en" fo:country="GB"/>
    </style:style>
    <style:style style:name="T153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5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0" style:family="text">
      <style:text-properties fo:language="en" fo:country="GB" fo:font-weight="bold" style:font-weight-asian="bold" style:font-weight-complex="bold"/>
    </style:style>
    <style:style style:name="T161" style:family="text">
      <style:text-properties fo:language="en" fo:country="GB" fo:font-weight="bold" officeooo:rsid="104d5027" style:font-weight-asian="bold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font-name="Liberation Sans" fo:font-size="12pt" fo:language="en" fo:country="GB" officeooo:rsid="0f51b898"/>
    </style:style>
    <style:style style:name="T17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Server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11" draw:name="Gebruiker 1" draw:style-name="gr1" draw:text-style-name="P6" svg:width="6.002cm" svg:height="0.5cm" draw:control="control10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</text:span><text:span text:style-name="T17">a</text:span><text:span text:style-name="T18">me&gt;</text:span><text:span text:style-name="T19"><text:tab/><text:tab/><text:tab/> </text:span><text:span text:style-name="T19"><draw:control text:anchor-type="as-char" svg:y="-0.4cm" draw:z-index="12" draw:name="Gberuikersnaam 2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e.g.</text:span><text:span text:style-name="T21"> </text:span><text:span text:style-name="T22">karel</text:span></text:p>
      <text:p text:style-name="P5"><text:span text:style-name="T14">&lt;</text:span><text:span text:style-name="T23">comp</text:span><text:span text:style-name="T17">uter</text:span><text:span text:style-name="T18">name&gt;</text:span><text:span text:style-name="T24"><text:tab/> </text:span><text:span text:style-name="T17"><draw:control text:anchor-type="as-char" svg:y="-0.4cm" draw:z-index="13" draw:name="Computernaam 1" draw:style-name="gr1" draw:text-style-name="P6" svg:width="6.002cm" svg:height="0.5cm" draw:control="control12"><svg:title>Computernaam</svg:title><svg:desc>Unieke naam van de computer</svg:desc></draw:control></text:span><text:span text:style-name="T17"><text:tab/></text:span><text:span text:style-name="T25">e.g.</text:span><text:span text:style-name="T26"> </text:span><text:span text:style-name="T27">sv</text:span><text:span text:style-name="T28">0</text:span><text:span text:style-name="T29">1</text:span></text:p>
      <text:p text:style-name="P8"><text:span text:style-name="T7">&lt;user</text:span><text:span text:style-name="T30">&gt;</text:span><text:span text:style-name="T31"><text:tab/><text:tab/></text:span><text:span text:style-name="T9"> <text:tab/><text:tab/><text:tab/> </text:span><text:span text:style-name="T10"><draw:control text:anchor-type="as-char" svg:y="-0.4cm" draw:z-index="14" draw:name="Gebruiker 2" draw:style-name="gr1" draw:text-style-name="P6" svg:width="6.002cm" svg:height="0.5cm" draw:control="control13"><svg:title>Gebruiker</svg:title><svg:desc>Volledige naam, bijv. Jan Stek</svg:desc></draw:control></text:span><text:span text:style-name="T10"><text:tab/></text:span><text:span text:style-name="T32">any additional users</text:span></text:p>
      <text:p text:style-name="P7"><text:span text:style-name="T7">&lt;</text:span><text:span text:style-name="T33">user</text:span><text:span text:style-name="T34">n</text:span><text:span text:style-name="T35">a</text:span><text:span text:style-name="T36">me&gt;</text:span><text:span text:style-name="T30"><text:tab/><text:tab/><text:tab/> </text:span><text:span text:style-name="T19"><draw:control text:anchor-type="as-char" svg:y="-0.4cm" draw:z-index="15" draw:name="Gberuikersnaam 1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37">any additional users</text:span></text:p>
      <text:p text:style-name="P9"><text:span text:style-name="T38">r</text:span><text:span text:style-name="T39">eplace &lt;...&gt; in this checklist with the value in the text box.</text:span></text:p>
      <text:p text:style-name="P10"/>
      <text:p text:style-name="P10"/>
      <text:p text:style-name="P11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2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3"/>
      <text:p text:style-name="P14"><text:span text:style-name="Strong_20_Emphasis"><text:span text:style-name="T54"/></text:span></text:p>
      <text:list text:style-name="L1">
        <text:list-item>
          <text:p text:style-name="P15"><text:bookmark-start text:name="__RefNumPara__4083_1271708128"/>Prepar<text:span text:style-name="T55">e</text:span>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8" draw:name="Vorm 5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7">Log in as </text:span><text:span text:style-name="T58">&lt;user&gt;</text:span><text:span text:style-name="T59"><text:note text:id="ftn1" text:note-class="footnote"><text:note-citation>1</text:note-citation><text:note-body><text:p text:style-name="P21"><text:span text:style-name="T60">Login any additional </text:span><text:span text:style-name="T61">users</text:span><text:span text:style-name="T62"> </text:span><text:span text:style-name="T60">and follow the same steps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><text:span text:style-name="T56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4"><text:span text:style-name="T71">Type, followed by the Enter key: </text:span><text:span text:style-name="User_20_Entry"><text:span text:style-name="T72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D10" office:value-type="string">
            <text:p text:style-name="P35"><text:span text:style-name="T73">Choose</text:span><text:span text:style-name="T74"> </text:span><text:span text:style-name="Strong_20_Emphasis"><text:span text:style-name="T75">1</text:span></text:span><text:span text:style-name="T74"> Prepar</text:span><text:span text:style-name="T76">e</text:span><text:span text:style-name="T74"> installation</text:span><text:span text:style-name="T77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><text:span text:style-name="T78"/></text:span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79">Perform installation</text:span></text:span><text:bookmark-end text:name="__RefNumPara__4009_12717081281"/></text:p>
        </text:list-item>
      </text:list>
      <text:p text:style-name="P39"><text:span text:style-name="Strong_20_Emphasis"><text:span text:style-name="T7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2" draw:text-style-name="P19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80">Boot the computer from</text:span><text:span text:style-name="T81"><text:note text:id="ftn2" text:note-class="footnote"><text:note-citation>1</text:note-citation><text:note-body><text:p text:style-name="P40"><text:span text:style-name="T82">Boot menu/Setup via one of the </text:span><text:span text:style-name="T83">f</text:span><text:span text:style-name="T82">requently used keys: </text:span><text:span text:style-name="T84">Esc</text:span><text:span text:style-name="T85">, </text:span><text:span text:style-name="T84">Delete</text:span><text:span text:style-name="T85">, </text:span><text:span text:style-name="T84">F1</text:span><text:span text:style-name="T85">, </text:span><text:span text:style-name="T84">F2</text:span><text:span text:style-name="T85">, </text:span><text:span text:style-name="T84">F9</text:span><text:span text:style-name="T85">, </text:span><text:span text:style-name="T84">F10</text:span><text:span text:style-name="T85">, </text:span><text:span text:style-name="T84">F11</text:span><text:span text:style-name="T85">, or </text:span><text:span text:style-name="T84">F12</text:span></text:p></text:note-body></text:note></text:span><text:span text:style-name="T80"> an </text:span><text:span text:style-name="T86"><text:user-field-get text:name="Distro">Debian</text:user-field-get></text:span><text:span text:style-name="T87"><text:s/></text:span><text:span text:style-name="T88">Server</text:span><text:span text:style-name="T89"> </text:span><text:span text:style-name="T90">Live</text:span><text:span text:style-name="T91"><text:note text:id="ftn3" text:note-class="footnote"><text:note-citation>2</text:note-citation><text:note-body><text:p text:style-name="P41"><text:span text:style-name="T92">From a Live USB stick you can boot and work with </text:span><text:span text:style-name="T93"><text:user-field-get text:name="Distro">Debian</text:user-field-get></text:span><text:span text:style-name="T93"><text:s/></text:span><text:span text:style-name="T92">without modifying any files on the hard drive and also allows installation of </text:span><text:span text:style-name="T93"><text:user-field-get text:name="Distro">Debian</text:user-field-get></text:span><text:span text:style-name="T93">.</text:span></text:p></text:note-body></text:note></text:span><text:span text:style-name="T94"> USB stick</text:span><text:span text:style-name="T95"><text:note text:id="ftn4" text:note-class="footnote"><text:note-citation>3</text:note-citation><text:note-body><text:p text:style-name="P42"><text:span text:style-name="T96">Go to</text:span><text:span text:style-name="T97"> </text:span><text:a xlink:type="simple" xlink:href="https://www.debian.org/" text:style-name="Internet_20_link" text:visited-style-name="Visited_20_Internet_20_Link"><text:span text:style-name="T98">debian.org</text:span></text:a><text:span text:style-name="T97">, </text:span><text:span text:style-name="T99">and </text:span><text:span text:style-name="T100">click on</text:span><text:span text:style-name="T99"> </text:span><text:span text:style-name="Sterk_20_accent_20_voetnoot"><text:span text:style-name="T101">Other downloads</text:span></text:span><text:span text:style-name="T102"> (under “Download”) </text:span><text:span text:style-name="T99">and </text:span><text:span text:style-name="T100">then on</text:span><text:span text:style-name="T102"> </text:span><text:span text:style-name="Strong_20_Emphasis"><text:span text:style-name="T103">Other live ISO</text:span></text:span><text:span text:style-name="T102"> (under “</text:span><text:span text:style-name="T104">T</text:span><text:span text:style-name="T102">ry </text:span><text:span text:style-name="T102"><text:user-field-get text:name="Distro">Debian</text:user-field-get></text:span><text:span text:style-name="T102"><text:s/>live before installing”)</text:span><text:span text:style-name="T105">.</text:span></text:p><text:p text:style-name="P43"><text:span text:style-name="T100">Click on</text:span><text:span text:style-name="T106"> </text:span><text:span text:style-name="Strong_20_Emphasis"><text:span text:style-name="T107">debian-live-...-amd64-</text:span></text:span><text:span text:style-name="Strong_20_Emphasis"><text:span text:style-name="T108">standard.iso</text:span></text:span><text:span text:style-name="T107">.</text:span><text:span text:style-name="Strong_20_Emphasis"><text:span text:style-name="T109"><text:line-break/></text:span></text:span><text:span text:style-name="Strong_20_Emphasis"><text:span text:style-name="T110">Create a bootable USB drive using the </text:span></text:span><text:span text:style-name="Sterk_20_accent_20_voetnoot"><text:span text:style-name="T111">Etcher</text:span></text:span><text:span text:style-name="Strong_20_Emphasis"><text:span text:style-name="T110"> prog</text:span></text:span><text:span text:style-name="Strong_20_Emphasis"><text:span text:style-name="T112">ram</text:span></text:span><text:span text:style-name="Strong_20_Emphasis"><text:span text:style-name="T113"> </text:span></text:span><text:a xlink:type="simple" xlink:href="https://etcher.io/" text:style-name="Internet_20_link" text:visited-style-name="Visited_20_Internet_20_Link"><text:span text:style-name="Strong_20_Emphasis"><text:span text:style-name="T114">etcher.io</text:span></text:span></text:a><text:span text:style-name="Strong_20_Emphasis"><text:span text:style-name="T97">, </text:span></text:span><text:span text:style-name="Strong_20_Emphasis"><text:span text:style-name="T110">which is available for Windows, macOS, and Linux, </text:span></text:span><text:span text:style-name="Strong_20_Emphasis"><text:span text:style-name="T115">or use the instructions from </text:span></text:span><text:span text:style-name="Sterk_20_accent_20_voetnoot"><text:span text:style-name="T116">Linux information</text:span></text:span><text:span text:style-name="Strong_20_Emphasis"><text:span text:style-name="T115"> on </text:span></text:span><text:a xlink:type="simple" xlink:href="https://karelzimmer.nl/en/" text:style-name="Internet_20_link" text:visited-style-name="Visited_20_Internet_20_Link"><text:span text:style-name="Strong_20_Emphasis"><text:span text:style-name="T117">karelzimmer.nl/en</text:span></text:span></text:a><text:span text:style-name="Strong_20_Emphasis"><text:span text:style-name="T110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9">Sele</text:span><text:span text:style-name="T120">ct</text:span><text:span text:style-name="T121"> </text:span><text:span text:style-name="Strong_20_Emphasis"><text:span text:style-name="T122">Start installer</text:span></text:span><text:span text:style-name="T123"> </text:span><text:span text:style-name="T124">and press </text:span><text:span text:style-name="T125">the</text:span><text:span text:style-name="T126"> </text:span><text:span text:style-name="T127">Enter</text:span><text:span text:style-name="T125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28"/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64"><draw:control text:anchor-type="as-char" draw:z-index="23" draw:name="Vorm 3" draw:style-name="gr2" draw:text-style-name="P19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47"><text:span text:style-name="T129">Connect to the </text:span><text:span text:style-name="T130">network</text:span><text:span text:style-name="T129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><draw:control text:anchor-type="as-char" draw:z-index="4" draw:name="Vorm13" draw:style-name="gr2" draw:text-style-name="P19" svg:width="0.35cm" svg:height="0.35cm" draw:control="control3"/></text:p>
          </table:table-cell>
          <table:table-cell table:style-name="_32_._5f_Installatie_5f_uitvoeren.C8" office:value-type="string">
            <text:p text:style-name="P48"><text:span text:style-name="T131">At</text:span><text:span text:style-name="T132"> </text:span><text:span text:style-name="Strong_20_Emphasis"><text:span text:style-name="T133">Select your location</text:span></text:span><text:span text:style-name="T134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9">Click on <text:span text:style-name="Strong_20_Emphasis">other</text:span> <text:span text:style-name="T135">and click </text:span><text:span text:style-name="Strong_20_Emphasis"><text:span text:style-name="T135">Continue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0">Click on <text:span text:style-name="Strong_20_Emphasis">Europe</text:span><text:span text:style-name="T136"> </text:span><text:span text:style-name="T135">and click </text:span><text:span text:style-name="Strong_20_Emphasis"><text:span text:style-name="T135">Continue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1">Click on <text:span text:style-name="Strong_20_Emphasis">Netherlands</text:span><text:span text:style-name="T136"> </text:span><text:span text:style-name="T135">and click </text:span><text:span text:style-name="Strong_20_Emphasis"><text:span text:style-name="T135">Continue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2"/>
          </table:table-cell>
        </table:table-row>
        <table:table-row table:style-name="_32_._5f_Installatie_5f_uitvoeren.13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><text:span text:style-name="Strong_20_Emphasis"><text:span text:style-name="T56"><draw:control text:anchor-type="as-char" draw:z-index="9" draw:name="Vorm 1" draw:style-name="gr2" draw:text-style-name="P19" svg:width="0.35cm" svg:height="0.35cm" draw:control="control8"/></text:span></text:span></text:p>
          </table:table-cell>
          <table:table-cell table:style-name="_32_._5f_Installatie_5f_uitvoeren.C8" office:value-type="string">
            <text:p text:style-name="P54"><text:span text:style-name="T137">At</text:span><text:span text:style-name="T132"> </text:span><text:span text:style-name="Strong_20_Emphasis"><text:span text:style-name="T138">Configure the network</text:span></text:span><text:span text:style-name="T134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56"><text:span text:style-name="Strong_20_Emphasis"><text:span text:style-name="T139">E</text:span></text:span><text:span text:style-name="Strong_20_Emphasis"><text:span text:style-name="T140">nter </text:span></text:span><text:span text:style-name="Strong_20_Emphasis"><text:span text:style-name="T141">Hostname</text:span></text:span><text:span text:style-name="T142"> &lt;</text:span><text:span text:style-name="T143">comp</text:span><text:span text:style-name="T144">uter</text:span><text:span text:style-name="T145">name&gt;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8"><text:span text:style-name="Strong_20_Emphasis"><text:span text:style-name="T56"><draw:control text:anchor-type="as-char" draw:z-index="10" draw:name="Vorm 2" draw:style-name="gr2" draw:text-style-name="P19" svg:width="0.35cm" svg:height="0.35cm" draw:control="control9"/></text:span></text:span></text:p>
          </table:table-cell>
          <table:table-cell table:style-name="_32_._5f_Installatie_5f_uitvoeren.C8" office:value-type="string">
            <text:p text:style-name="P59"><text:span text:style-name="T149">At</text:span><text:span text:style-name="T150"> </text:span><text:span text:style-name="T151">Set up users and passwords</text:span><text:span text:style-name="T150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0"><text:span text:style-name="T152">Don</text:span><text:span text:style-name="T153">'t set </text:span><text:span text:style-name="T154">Root</text:span><text:span text:style-name="T153"> pass</text:span><text:span text:style-name="T155">w</text:span><text:span text:style-name="T153">ord</text:span><text:span text:style-name="T156"> </text:span><text:span text:style-name="T147">but click </text:span><text:span text:style-name="Strong_20_Emphasis"><text:span text:style-name="T148">Continu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1"><text:span text:style-name="T139">E</text:span><text:span text:style-name="T140">nter </text:span><text:span text:style-name="Strong_20_Emphasis"><text:span text:style-name="T157">Full name of the new user</text:span></text:span><text:span text:style-name="T158"> </text:span><text:span text:style-name="T159">&lt;user&gt;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  <table:table-row table:style-name="_32_._5f_Installatie_5f_uitvoeren.19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2"><text:span text:style-name="T152">Enter </text:span><text:span text:style-name="T160">User </text:span><text:span text:style-name="T161">n</text:span><text:span text:style-name="T160">ame for you</text:span><text:span text:style-name="T161">r</text:span><text:span text:style-name="T160"> account</text:span><text:span text:style-name="T162"> &lt;</text:span><text:span text:style-name="T144">USERna</text:span><text:span text:style-name="T145">me&gt;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0" office:value-type="string">
            <text:p text:style-name="P63"><text:span text:style-name="T152">E</text:span><text:span text:style-name="T156">nter a </text:span><text:span text:style-name="Strong_20_Emphasis"><text:span text:style-name="T163">password</text:span></text:span><text:span text:style-name="T156"> twice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</table:table>
      <text:p text:style-name="P64"><text:tab/></text:p>
      <text:list text:continue-numbering="true" text:style-name="L1">
        <text:list-item>
          <text:p text:style-name="P65"><text:bookmark-start text:name="__RefNumPara__12966_2272496019"/><text:span text:style-name="Strong_20_Emphasis"><text:span text:style-name="T164">Finish installation</text:span></text:span><text:bookmark-end text:name="__RefNumPara__12966_2272496019"/></text:p>
        </text:list-item>
      </text:list>
      <text:p text:style-name="P66"><text:span text:style-name="Strong_20_Emphasis"><text:span text:style-name="T16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56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T165">Log in as </text:span><text:span text:style-name="T166">&lt;user&gt;</text:span><text:span text:style-name="T165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56"><draw:control text:anchor-type="as-char" draw:z-index="19" draw:name="Vorm 7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7" office:value-type="string">
            <text:p text:style-name="P7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8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26"><text:span text:style-name="Strong_20_Emphasis"><text:span text:style-name="T70"><draw:control text:anchor-type="as-char" draw:z-index="20" draw:name="Vorm 9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64"/></text:span></text:p>
          </table:table-cell>
          <table:table-cell table:style-name="_33_._5f_Installatie_5f_afronden.C10" office:value-type="string">
            <text:p text:style-name="P74"><text:span text:style-name="T73">Choose</text:span><text:span text:style-name="T167"> </text:span><text:span text:style-name="Strong_20_Emphasis"><text:span text:style-name="T168">3</text:span></text:span><text:span text:style-name="T169"> </text:span><text:span text:style-name="T170">Finish installatio</text:span><text:span text:style-name="T171">n</text:span><text:span text:style-name="T77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1" office:value-type="string">
            <text:p text:style-name="P75">Follow the instructions on the screen.</text:p>
          </table:table-cell>
        </table:table-row>
      </table:table>
      <text:p text:style-name="P66"><text:span text:style-name="Strong_20_Emphasis"><text:span text:style-name="T165"/></text:span></text:p>
      <text:list text:continue-numbering="true" text:style-name="L1">
        <text:list-item>
          <text:p text:style-name="P76"><text:span text:style-name="Strong_20_Emphasis"><text:span text:style-name="T172">S</text:span></text:span><text:span text:style-name="Strong_20_Emphasis"><text:span text:style-name="T173">et up user</text:span></text:span></text:p>
        </text:list-item>
      </text:list>
      <text:p text:style-name="P7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T56"><draw:control text:anchor-type="as-char" draw:z-index="6" draw:name="Vorm36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8"><text:span text:style-name="T56"><draw:control text:anchor-type="as-char" draw:z-index="7" draw:name="Vorm36_ 1" draw:style-name="gr2" draw:text-style-name="P19" svg:width="0.35cm" svg:height="0.35cm" draw:control="control6"/></text:span></text:p>
          </table:table-cell>
          <table:table-cell table:style-name="Tabel2.D1" office:value-type="string">
            <text:p text:style-name="P79"><text:span text:style-name="T174">Log in as</text:span><text:span text:style-name="T165"> </text:span><text:span text:style-name="T166">&lt;user&gt;</text:span><text:span text:style-name="T175"><text:note text:id="ftn5" text:note-class="footnote"><text:note-citation>1</text:note-citation><text:note-body><text:p text:style-name="P80"><text:span text:style-name="T176">Login any additional </text:span><text:span text:style-name="T177">users</text:span><text:span text:style-name="T178"> </text:span><text:span text:style-name="T176">and follow the same steps.</text:span></text:p></text:note-body></text:note></text:span><text:span text:style-name="T165">.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2" office:value-type="string">
            <text:p text:style-name="P81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26"><text:span text:style-name="T70"><draw:control text:anchor-type="as-char" draw:z-index="21" draw:name="Vorm 10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6"><text:span text:style-name="T70"><draw:control text:anchor-type="as-char" draw:z-index="22" draw:name="Vorm 11" draw:style-name="gr2" draw:text-style-name="P19" svg:width="0.35cm" svg:height="0.35cm" draw:control="control21"/></text:span></text:p>
          </table:table-cell>
          <table:table-cell table:style-name="Tabel2.D3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4" office:value-type="string">
            <text:p text:style-name="P84"><text:span text:style-name="T73">Choose</text:span><text:span text:style-name="T167"> </text:span><text:span text:style-name="Strong_20_Emphasis"><text:span text:style-name="T168">4</text:span></text:span><text:span text:style-name="T179"> </text:span><text:span text:style-name="T180">Set up user</text:span><text:span text:style-name="T77">.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5" office:value-type="string">
            <text:p text:style-name="P85">Follow the instructions on the screen.</text:p>
          </table:table-cell>
        </table:table-row>
      </table:table>
      <text:p text:style-name="P86"/>
      <text:p text:style-name="P87"/>
      <text:p text:style-name="P88"><text:span text:style-name="T181">End of checklist,</text:span><text:span text:style-name="T182"> </text:span><text:span text:style-name="T182"><text:user-field-get text:name="Distro">Debian</text:user-field-get></text:span><text:span text:style-name="T87"><text:s/></text:span><text:span text:style-name="T88">Server</text:span><text:span text:style-name="T89"> </text:span><text:span text:style-name="T181">installation is complete.</text:span></text:p>
      <text:p text:style-name="P89"/>
      <text:p text:style-name="P90"><text:span text:style-name="T183">Written</text:span><text:span text:style-name="T184"> </text:span><text:span text:style-name="T183">by</text:span><text:span text:style-name="T184"> </text:span><text:a xlink:type="simple" xlink:href="mailto:info@karelzimmer.nl?subject=Checklist%20installation%20Linux" text:style-name="Internet_20_link" text:visited-style-name="Visited_20_Internet_20_Link"><text:span text:style-name="T185">Karel Zimmer</text:span></text:a><text:span text:style-name="T186">.</text:span></text:p>
      <text:p text:style-name="P91"><text:span text:style-name="T187">License </text:span><text:span text:style-name="T188">C</text:span><text:span text:style-name="T189">C0</text:span><text:span text:style-name="T186"> 1.0 </text:span><text:span text:style-name="T19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0"><text:s/></text:span><text:span text:style-name="T19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10-13T14:21:15.709040765">13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3T14:21:15.625387398</dc:date>
    <meta:keyword>Installatie</meta:keyword>
    <meta:keyword>Checklist</meta:keyword>
    <meta:keyword>Linux</meta:keyword>
    <meta:editing-cycles>7089</meta:editing-cycles>
    <meta:editing-duration>P12DT13H57M49S</meta:editing-duration>
    <meta:print-date>2021-03-23T20:07:57.967210640</meta:print-date>
    <dc:creator>Karel Zimmer</dc:creator>
    <meta:document-statistic meta:table-count="4" meta:image-count="2" meta:object-count="0" meta:page-count="4" meta:paragraph-count="82" meta:word-count="433" meta:character-count="2725" meta:non-whitespace-character-count="2326"/>
    <meta:user-defined meta:name="Info 1"/>
    <meta:user-defined meta:name="Info 2"/>
    <meta:user-defined meta:name="Info 3"/>
    <meta:user-defined meta:name="Info 4"/>
  </office:meta>
</office:document-meta>
</file>